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46.16mm" svg:y="1mm">
            <loext:p draw:notify-on-update-of-ranges="Arkusz1.A1:Arkusz1.A73 Arkusz1.B1:Arkusz1.B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12"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(1.019/1.04)^[.A13]+0.4/1.5+0.1" office:value-type="float" office:value="1.59295205335492" calcext:value-type="float">
            <text:p>1,592952053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(1.019/1.04)^[.A14]+0.4/1.5+0.1" office:value-type="float" office:value="1.56819052150833" calcext:value-type="float">
            <text:p>1,568190521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(1.019/1.04)^[.A15]+0.4/1.5+0.1" office:value-type="float" office:value="1.54392898213172" calcext:value-type="float">
            <text:p>1,543928982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(1.019/1.04)^[.A16]+0.4/1.5+0.1" office:value-type="float" office:value="1.52015733922329" calcext:value-type="float">
            <text:p>1,520157339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(1.019/1.04)^[.A17]+0.4/1.5+0.1" office:value-type="float" office:value="1.49686570064282" calcext:value-type="float">
            <text:p>1,496865700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(1.019/1.04)^[.A18]+0.4/1.5+0.1" office:value-type="float" office:value="1.47404437399523" calcext:value-type="float">
            <text:p>1,47404437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(1.019/1.04)^[.A19]+0.4/1.5+0.1" office:value-type="float" office:value="1.45168386259724" calcext:value-type="float">
            <text:p>1,451683862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(1.019/1.04)^[.A20]+0.4/1.5+0.1" office:value-type="float" office:value="1.42977486152557" calcext:value-type="float">
            <text:p>1,429774861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(1.019/1.04)^[.A21]+0.4/1.5+0.1" office:value-type="float" office:value="1.40830825374476" calcext:value-type="float">
            <text:p>1,408308253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1.019/1.04)^[.A22]+0.4/1.5+0.1" office:value-type="float" office:value="1.38727510631338" calcext:value-type="float">
            <text:p>1,387275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1.019/1.04)^[.A23]+0.4/1.5+0.1" office:value-type="float" office:value="1.36666666666667" calcext:value-type="float">
            <text:p>1,3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.019/1.04)^[.A24]+0.4/1.5+0.1" office:value-type="float" office:value="1.34647435897436" calcext:value-type="float">
            <text:p>1,346474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.019/1.04)^[.A25]+0.4/1.5+0.1" office:value-type="float" office:value="1.32668978057199" calcext:value-type="float">
            <text:p>1,3266897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.019/1.04)^[.A26]+0.4/1.5+0.1" office:value-type="float" office:value="1.30730469846429" calcext:value-type="float">
            <text:p>1,3073046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.019/1.04)^[.A27]+0.4/1.5+0.1" office:value-type="float" office:value="1.28831104589914" calcext:value-type="float">
            <text:p>1,28831104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.019/1.04)^[.A28]+0.4/1.5+0.1" office:value-type="float" office:value="1.2697009190108" calcext:value-type="float">
            <text:p>1,269700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.019/1.04)^[.A29]+0.4/1.5+0.1" office:value-type="float" office:value="1.25146657353077" calcext:value-type="float">
            <text:p>1,251466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.019/1.04)^[.A30]+0.4/1.5+0.1" office:value-type="float" office:value="1.23360042156524" calcext:value-type="float">
            <text:p>1,23360042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.019/1.04)^[.A31]+0.4/1.5+0.1" office:value-type="float" office:value="1.21609502843748" calcext:value-type="float">
            <text:p>1,2160950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.019/1.04)^[.A32]+0.4/1.5+0.1" office:value-type="float" office:value="1.19894310959404" calcext:value-type="float">
            <text:p>1,1989431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.019/1.04)^[.A33]+0.4/1.5+0.1" office:value-type="float" office:value="1.18213752757339" calcext:value-type="float">
            <text:p>1,18213752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.019/1.04)^[.A34]+0.4/1.5+0.1" office:value-type="float" office:value="1.16567128903585" calcext:value-type="float">
            <text:p>1,1656712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.019/1.04)^[.A35]+0.4/1.5+0.1" office:value-type="float" office:value="1.14953754185339" calcext:value-type="float">
            <text:p>1,14953754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.019/1.04)^[.A36]+0.4/1.5+0.1" office:value-type="float" office:value="1.13372957225828" calcext:value-type="float">
            <text:p>1,13372957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.019/1.04)^[.A37]+0.4/1.5+0.1" office:value-type="float" office:value="1.11824080204921" calcext:value-type="float">
            <text:p>1,118240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.019/1.04)^[.A38]+0.4/1.5+0.1" office:value-type="float" office:value="1.10306478585399" calcext:value-type="float">
            <text:p>1,10306478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.019/1.04)^[.A39]+0.4/1.5+0.1" office:value-type="float" office:value="1.08819520844732" calcext:value-type="float">
            <text:p>1,08819520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.019/1.04)^[.A40]+0.4/1.5+0.1" office:value-type="float" office:value="1.0736258821229" calcext:value-type="float">
            <text:p>1,07362588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.019/1.04)^[.A41]+0.4/1.5+0.1" office:value-type="float" office:value="1.0593507441185" calcext:value-type="float">
            <text:p>1,05935074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.019/1.04)^[.A42]+0.4/1.5+0.1" office:value-type="float" office:value="1.04536385409303" calcext:value-type="float">
            <text:p>1,04536385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.019/1.04)^[.A43]+0.4/1.5+0.1" office:value-type="float" office:value="1.03165939165461" calcext:value-type="float">
            <text:p>1,03165939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.019/1.04)^[.A44]+0.4/1.5+0.1" office:value-type="float" office:value="1.01823165393851" calcext:value-type="float">
            <text:p>1,01823165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.019/1.04)^[.A45]+0.4/1.5+0.1" office:value-type="float" office:value="1.00507505323398" calcext:value-type="float">
            <text:p>1,00507505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.019/1.04)^[.A46]+0.4/1.5+0.1" office:value-type="float" office:value="0.992184114659065" calcext:value-type="float">
            <text:p>0,99218411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.019/1.04)^[.A47]+0.4/1.5+0.1" office:value-type="float" office:value="0.979553473882296" calcext:value-type="float">
            <text:p>0,97955347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.019/1.04)^[.A48]+0.4/1.5+0.1" office:value-type="float" office:value="0.967177874890441" calcext:value-type="float">
            <text:p>0,96717787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.019/1.04)^[.A49]+0.4/1.5+0.1" office:value-type="float" office:value="0.955052167801307" calcext:value-type="float">
            <text:p>0,95505216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.019/1.04)^[.A50]+0.4/1.5+0.1" office:value-type="float" office:value="0.943171306720704" calcext:value-type="float">
            <text:p>0,94317130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.019/1.04)^[.A51]+0.4/1.5+0.1" office:value-type="float" office:value="0.93153034764269" calcext:value-type="float">
            <text:p>0,93153034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.019/1.04)^[.A52]+0.4/1.5+0.1" office:value-type="float" office:value="0.920124446392212" calcext:value-type="float">
            <text:p>0,92012444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.019/1.04)^[.A53]+0.4/1.5+0.1" office:value-type="float" office:value="0.908948856609292" calcext:value-type="float">
            <text:p>0,90894885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.019/1.04)^[.A54]+0.4/1.5+0.1" office:value-type="float" office:value="0.897998927773913" calcext:value-type="float">
            <text:p>0,89799892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.019/1.04)^[.A55]+0.4/1.5+0.1" office:value-type="float" office:value="0.887270103270785" calcext:value-type="float">
            <text:p>0,88727010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.019/1.04)^[.A56]+0.4/1.5+0.1" office:value-type="float" office:value="0.876757918493202" calcext:value-type="float">
            <text:p>0,87675791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.019/1.04)^[.A57]+0.4/1.5+0.1" office:value-type="float" office:value="0.866457998985166" calcext:value-type="float">
            <text:p>0,8664579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.019/1.04)^[.A58]+0.4/1.5+0.1" office:value-type="float" office:value="0.856366058621043" calcext:value-type="float">
            <text:p>0,85636605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.019/1.04)^[.A59]+0.4/1.5+0.1" office:value-type="float" office:value="0.846477897821964" calcext:value-type="float">
            <text:p>0,84647789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.019/1.04)^[.A60]+0.4/1.5+0.1" office:value-type="float" office:value="0.836789401808251" calcext:value-type="float">
            <text:p>0,8367894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.019/1.04)^[.A61]+0.4/1.5+0.1" office:value-type="float" office:value="0.827296538887123" calcext:value-type="float">
            <text:p>0,82729653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.019/1.04)^[.A62]+0.4/1.5+0.1" office:value-type="float" office:value="0.817995358774979" calcext:value-type="float">
            <text:p>0,81799535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.019/1.04)^[.A63]+0.4/1.5+0.1" office:value-type="float" office:value="0.808881990953561" calcext:value-type="float">
            <text:p>0,8088819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.019/1.04)^[.A64]+0.4/1.5+0.1" office:value-type="float" office:value="0.799952643059306" calcext:value-type="float">
            <text:p>0,79995264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.019/1.04)^[.A65]+0.4/1.5+0.1" office:value-type="float" office:value="0.791203599305224" calcext:value-type="float">
            <text:p>0,79120359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.019/1.04)^[.A66]+0.4/1.5+0.1" office:value-type="float" office:value="0.782631218934638" calcext:value-type="float">
            <text:p>0,78263121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.019/1.04)^[.A67]+0.4/1.5+0.1" office:value-type="float" office:value="0.77423193470615" calcext:value-type="float">
            <text:p>0,77423193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.019/1.04)^[.A68]+0.4/1.5+0.1" office:value-type="float" office:value="0.766002251409198" calcext:value-type="float">
            <text:p>0,76600225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.019/1.04)^[.A69]+0.4/1.5+0.1" office:value-type="float" office:value="0.75793874440959" calcext:value-type="float">
            <text:p>0,75793874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.019/1.04)^[.A70]+0.4/1.5+0.1" office:value-type="float" office:value="0.750038058224396" calcext:value-type="float">
            <text:p>0,75003805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.019/1.04)^[.A71]+0.4/1.5+0.1" office:value-type="float" office:value="0.742296905125634" calcext:value-type="float">
            <text:p>0,74229690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.019/1.04)^[.A72]+0.4/1.5+0.1" office:value-type="float" office:value="0.734712063772136" calcext:value-type="float">
            <text:p>0,73471206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.019/1.04)^[.A73]+0.4/1.5+0.1" office:value-type="float" office:value="0.727280377869044" calcext:value-type="float">
            <text:p>0,72728037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3:17:58.228241988</meta:creation-date>
    <dc:date>2017-12-01T16:02:27.647365782</dc:date>
    <meta:editing-duration>PT2M38S</meta:editing-duration>
    <meta:editing-cycles>1</meta:editing-cycles>
    <meta:document-statistic meta:table-count="1" meta:cell-count="12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Arkusz1.A1:Arkusz1.B73" svg:x="0.32cm" svg:y="0.18cm" svg:width="12.323cm" svg:height="8.64cm">
          <chartooo:coordinate-region svg:x="0.558cm" svg:y="0.379cm" svg:width="11.8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1:Arkusz1.B73" chart:class="chart:scatter">
            <chart:domain table:cell-range-address="Arkusz1.A1:Arkusz1.A73"/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.A1:Arkusz1.A73</svg:desc>
                </draw:g>
              </table:table-cell>
              <table:table-cell office:value-type="float" office:value="NaN">
                <text:p>NaN</text:p>
                <draw:g>
                  <svg:desc>Arkusz1.B1:Arkusz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0">
                <text:p>-10</text:p>
              </table:table-cell>
              <table:table-cell office:value-type="float" office:value="1.59295205335492">
                <text:p>1.59295205335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">
                <text:p>-9</text:p>
              </table:table-cell>
              <table:table-cell office:value-type="float" office:value="1.56819052150833">
                <text:p>1.56819052150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1.54392898213172">
                <text:p>1.54392898213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1.52015733922329">
                <text:p>1.520157339223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">
                <text:p>-6</text:p>
              </table:table-cell>
              <table:table-cell office:value-type="float" office:value="1.49686570064282">
                <text:p>1.49686570064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">
                <text:p>-5</text:p>
              </table:table-cell>
              <table:table-cell office:value-type="float" office:value="1.47404437399523">
                <text:p>1.47404437399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">
                <text:p>-4</text:p>
              </table:table-cell>
              <table:table-cell office:value-type="float" office:value="1.45168386259724">
                <text:p>1.45168386259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1.42977486152557">
                <text:p>1.42977486152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1.40830825374476">
                <text:p>1.40830825374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1.38727510631338">
                <text:p>1.38727510631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36666666666667">
                <text:p>1.3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.34647435897436">
                <text:p>1.346474358974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.32668978057199">
                <text:p>1.32668978057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.30730469846429">
                <text:p>1.30730469846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.28831104589914">
                <text:p>1.28831104589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.2697009190108">
                <text:p>1.2697009190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1.25146657353077">
                <text:p>1.25146657353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.23360042156524">
                <text:p>1.23360042156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.21609502843748">
                <text:p>1.21609502843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1.19894310959404">
                <text:p>1.19894310959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.18213752757339">
                <text:p>1.182137527573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1.16567128903585">
                <text:p>1.16567128903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1.14953754185339">
                <text:p>1.14953754185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1.13372957225828">
                <text:p>1.13372957225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1.11824080204921">
                <text:p>1.11824080204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.10306478585399">
                <text:p>1.10306478585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1.08819520844732">
                <text:p>1.08819520844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.0736258821229">
                <text:p>1.073625882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1.0593507441185">
                <text:p>1.0593507441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1.04536385409303">
                <text:p>1.04536385409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1.03165939165461">
                <text:p>1.031659391654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1.01823165393851">
                <text:p>1.018231653938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.00507505323398">
                <text:p>1.00507505323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0.992184114659065">
                <text:p>0.9921841146590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0.979553473882296">
                <text:p>0.979553473882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0.967177874890441">
                <text:p>0.9671778748904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0.955052167801307">
                <text:p>0.9550521678013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0.943171306720704">
                <text:p>0.9431713067207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0.93153034764269">
                <text:p>0.931530347642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0.920124446392212">
                <text:p>0.920124446392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0.908948856609292">
                <text:p>0.908948856609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0.897998927773913">
                <text:p>0.8979989277739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0.887270103270785">
                <text:p>0.887270103270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0.876757918493202">
                <text:p>0.876757918493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0.866457998985166">
                <text:p>0.866457998985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0.856366058621043">
                <text:p>0.856366058621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0.846477897821964">
                <text:p>0.8464778978219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">
                <text:p>37</text:p>
              </table:table-cell>
              <table:table-cell office:value-type="float" office:value="0.836789401808251">
                <text:p>0.8367894018082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0.827296538887123">
                <text:p>0.827296538887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0.817995358774979">
                <text:p>0.817995358774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0.808881990953561">
                <text:p>0.808881990953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0.799952643059306">
                <text:p>0.799952643059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">
                <text:p>42</text:p>
              </table:table-cell>
              <table:table-cell office:value-type="float" office:value="0.791203599305224">
                <text:p>0.7912035993052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0.782631218934638">
                <text:p>0.7826312189346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">
                <text:p>44</text:p>
              </table:table-cell>
              <table:table-cell office:value-type="float" office:value="0.77423193470615">
                <text:p>0.77423193470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">
                <text:p>45</text:p>
              </table:table-cell>
              <table:table-cell office:value-type="float" office:value="0.766002251409198">
                <text:p>0.766002251409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0.75793874440959">
                <text:p>0.75793874440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">
                <text:p>47</text:p>
              </table:table-cell>
              <table:table-cell office:value-type="float" office:value="0.750038058224396">
                <text:p>0.750038058224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">
                <text:p>48</text:p>
              </table:table-cell>
              <table:table-cell office:value-type="float" office:value="0.742296905125634">
                <text:p>0.742296905125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0.734712063772136">
                <text:p>0.734712063772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.727280377869044">
                <text:p>0.727280377869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